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90eca"/>
    </style:style>
    <style:style style:name="P10" style:family="paragraph" style:parent-style-name="Standard">
      <style:text-properties officeooo:rsid="00108197" officeooo:paragraph-rsid="001a18a5"/>
    </style:style>
    <style:style style:name="P11" style:family="paragraph" style:parent-style-name="Standard">
      <style:text-properties officeooo:rsid="00108197" officeooo:paragraph-rsid="001cd5a2"/>
    </style:style>
    <style:style style:name="P12" style:family="paragraph" style:parent-style-name="Standard">
      <style:text-properties officeooo:rsid="00108197" officeooo:paragraph-rsid="001e3527"/>
    </style:style>
    <style:style style:name="P13" style:family="paragraph" style:parent-style-name="Standard">
      <style:text-properties officeooo:rsid="00108197" officeooo:paragraph-rsid="00216f7a"/>
    </style:style>
    <style:style style:name="P14" style:family="paragraph" style:parent-style-name="Standard">
      <style:text-properties officeooo:rsid="00108197" officeooo:paragraph-rsid="0022c2e0"/>
    </style:style>
    <style:style style:name="P15" style:family="paragraph" style:parent-style-name="Standard">
      <style:text-properties officeooo:rsid="00108197" officeooo:paragraph-rsid="00253660"/>
    </style:style>
    <style:style style:name="P16" style:family="paragraph" style:parent-style-name="Standard">
      <style:text-properties officeooo:rsid="00108197" officeooo:paragraph-rsid="002a4d56"/>
    </style:style>
    <style:style style:name="P17" style:family="paragraph" style:parent-style-name="Standard">
      <style:text-properties officeooo:rsid="00108197" officeooo:paragraph-rsid="002ae889"/>
    </style:style>
    <style:style style:name="P18" style:family="paragraph" style:parent-style-name="Standard">
      <style:text-properties officeooo:rsid="00108197" officeooo:paragraph-rsid="002afeb7"/>
    </style:style>
    <style:style style:name="P19" style:family="paragraph" style:parent-style-name="Standard">
      <style:text-properties officeooo:rsid="00108197" officeooo:paragraph-rsid="002cfdeb"/>
    </style:style>
    <style:style style:name="P20" style:family="paragraph" style:parent-style-name="Standard">
      <style:text-properties officeooo:rsid="00108197" officeooo:paragraph-rsid="0027d743"/>
    </style:style>
    <style:style style:name="P21" style:family="paragraph" style:parent-style-name="Standard">
      <style:text-properties officeooo:rsid="00108197" officeooo:paragraph-rsid="00291b3c"/>
    </style:style>
    <style:style style:name="P22" style:family="paragraph" style:parent-style-name="Standard">
      <style:text-properties officeooo:rsid="00108197" officeooo:paragraph-rsid="00287138"/>
    </style:style>
    <style:style style:name="P23" style:family="paragraph" style:parent-style-name="Standard">
      <style:text-properties officeooo:rsid="00108197" officeooo:paragraph-rsid="002d9f1b"/>
    </style:style>
    <style:style style:name="P24" style:family="paragraph" style:parent-style-name="Standard">
      <style:text-properties officeooo:rsid="00108197" officeooo:paragraph-rsid="0033beac"/>
    </style:style>
    <style:style style:name="P25" style:family="paragraph" style:parent-style-name="Standard">
      <style:text-properties officeooo:rsid="00108197" officeooo:paragraph-rsid="0036d275"/>
    </style:style>
    <style:style style:name="P26" style:family="paragraph" style:parent-style-name="Standard">
      <style:text-properties officeooo:rsid="00108197" officeooo:paragraph-rsid="0039732c"/>
    </style:style>
    <style:style style:name="P27" style:family="paragraph" style:parent-style-name="Standard">
      <style:text-properties officeooo:rsid="00108197" officeooo:paragraph-rsid="0025eac7"/>
    </style:style>
    <style:style style:name="P28" style:family="paragraph" style:parent-style-name="Standard">
      <style:text-properties officeooo:rsid="00108197" officeooo:paragraph-rsid="003d133f"/>
    </style:style>
    <style:style style:name="P29" style:family="paragraph" style:parent-style-name="Standard">
      <style:text-properties officeooo:rsid="00108197" officeooo:paragraph-rsid="00400a6c"/>
    </style:style>
    <style:style style:name="P30" style:family="paragraph" style:parent-style-name="Standard">
      <style:text-properties officeooo:rsid="00108197" officeooo:paragraph-rsid="0041a406"/>
    </style:style>
    <style:style style:name="P31" style:family="paragraph" style:parent-style-name="Standard">
      <style:text-properties officeooo:rsid="00108197" officeooo:paragraph-rsid="0044e9c6"/>
    </style:style>
    <style:style style:name="P32" style:family="paragraph" style:parent-style-name="Standard">
      <style:text-properties officeooo:rsid="00108197" officeooo:paragraph-rsid="0048979f"/>
    </style:style>
    <style:style style:name="P33" style:family="paragraph" style:parent-style-name="Standard">
      <style:text-properties officeooo:rsid="00108197" officeooo:paragraph-rsid="004de98a"/>
    </style:style>
    <style:style style:name="P34" style:family="paragraph" style:parent-style-name="Standard">
      <style:text-properties officeooo:rsid="00108197" officeooo:paragraph-rsid="00642905"/>
    </style:style>
    <style:style style:name="P35" style:family="paragraph" style:parent-style-name="Standard">
      <style:text-properties officeooo:rsid="00108197" officeooo:paragraph-rsid="00666487"/>
    </style:style>
    <style:style style:name="P36" style:family="paragraph" style:parent-style-name="Standard">
      <style:text-properties officeooo:rsid="00108197" officeooo:paragraph-rsid="006846f0"/>
    </style:style>
    <style:style style:name="P37" style:family="paragraph" style:parent-style-name="Standard">
      <style:text-properties officeooo:rsid="00108197" officeooo:paragraph-rsid="0068d407"/>
    </style:style>
    <style:style style:name="P38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9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40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41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42" style:family="paragraph" style:parent-style-name="Standard">
      <style:text-properties fo:font-weight="bold" officeooo:rsid="005e1842" officeooo:paragraph-rsid="005e1842" style:font-weight-asian="bold" style:font-weight-complex="bold"/>
    </style:style>
    <style:style style:name="P43" style:family="paragraph" style:parent-style-name="Standard">
      <style:text-properties fo:font-weight="bold" officeooo:rsid="005ee5f5" officeooo:paragraph-rsid="005ee5f5" style:font-weight-asian="bold" style:font-weight-complex="bold"/>
    </style:style>
    <style:style style:name="P44" style:family="paragraph" style:parent-style-name="Standard">
      <style:text-properties officeooo:rsid="00113e30" officeooo:paragraph-rsid="00113e30"/>
    </style:style>
    <style:style style:name="P45" style:family="paragraph" style:parent-style-name="Standard">
      <style:text-properties officeooo:paragraph-rsid="003d133f"/>
    </style:style>
    <style:style style:name="P46" style:family="paragraph" style:parent-style-name="Standard">
      <style:text-properties officeooo:paragraph-rsid="004de98a"/>
    </style:style>
    <style:style style:name="P47" style:family="paragraph" style:parent-style-name="Standard">
      <style:text-properties officeooo:paragraph-rsid="00505962"/>
    </style:style>
    <style:style style:name="P48" style:family="paragraph" style:parent-style-name="Standard">
      <style:text-properties officeooo:paragraph-rsid="0050d689"/>
    </style:style>
    <style:style style:name="P49" style:family="paragraph" style:parent-style-name="Standard">
      <style:text-properties officeooo:paragraph-rsid="00253660"/>
    </style:style>
    <style:style style:name="P50" style:family="paragraph" style:parent-style-name="Standard">
      <style:text-properties officeooo:paragraph-rsid="00589b0c"/>
    </style:style>
    <style:style style:name="P51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52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P53" style:family="paragraph" style:parent-style-name="Standard">
      <style:text-properties fo:font-weight="normal" officeooo:rsid="005e1842" officeooo:paragraph-rsid="005e1842" style:font-weight-asian="normal" style:font-weight-complex="normal"/>
    </style:style>
    <style:style style:name="P54" style:family="paragraph" style:parent-style-name="Standard">
      <style:text-properties fo:font-weight="normal" officeooo:rsid="005ee5f5" officeooo:paragraph-rsid="005ee5f5" style:font-weight-asian="normal" style:font-weight-complex="normal"/>
    </style:style>
    <style:style style:name="P55" style:family="paragraph" style:parent-style-name="Standard">
      <style:text-properties fo:font-weight="normal" officeooo:rsid="00666487" officeooo:paragraph-rsid="00666487" style:font-weight-asian="normal" style:font-weight-complex="normal"/>
    </style:style>
    <style:style style:name="P56" style:family="paragraph" style:parent-style-name="Standard">
      <style:text-properties officeooo:paragraph-rsid="00611646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108197" officeooo:paragraph-rsid="00108197" style:font-weight-asian="bold" style:font-weight-complex="bold"/>
    </style:style>
    <style:style style:name="P58" style:family="paragraph" style:parent-style-name="Standard">
      <style:text-properties fo:font-style="italic" style:text-underline-style="solid" style:text-underline-width="auto" style:text-underline-color="font-color" officeooo:rsid="00666487" officeooo:paragraph-rsid="00666487" style:font-style-asian="italic" style:font-style-complex="italic"/>
    </style:style>
    <style:style style:name="P59" style:family="paragraph" style:parent-style-name="Standard">
      <style:text-properties officeooo:rsid="006846f0" officeooo:paragraph-rsid="006846f0"/>
    </style:style>
    <style:style style:name="P60" style:family="paragraph" style:parent-style-name="Preformatted_20_Text">
      <style:text-properties officeooo:paragraph-rsid="00505962"/>
    </style:style>
    <style:style style:name="P61" style:family="paragraph" style:parent-style-name="Preformatted_20_Text">
      <style:text-properties fo:font-size="11pt" officeooo:paragraph-rsid="00505962" style:font-size-asian="11pt" style:font-size-complex="11pt"/>
    </style:style>
    <style:style style:name="P62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63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64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65" style:family="paragraph" style:parent-style-name="Preformatted_20_Text">
      <style:text-properties fo:font-weight="normal" officeooo:rsid="005ee5f5" officeooo:paragraph-rsid="005ee5f5" style:font-weight-asian="normal" style:font-weight-complex="normal"/>
    </style:style>
    <style:style style:name="P66" style:family="paragraph" style:parent-style-name="Preformatted_20_Text">
      <style:paragraph-properties fo:margin-top="0in" fo:margin-bottom="0.1965in" loext:contextual-spacing="false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6faf9d" officeooo:paragraph-rsid="006faf9d"/>
    </style:style>
    <style:style style:name="P68" style:family="paragraph" style:parent-style-name="Text_20_body">
      <style:text-properties officeooo:paragraph-rsid="002d9f1b"/>
    </style:style>
    <style:style style:name="P69" style:family="paragraph" style:parent-style-name="Text_20_body" style:list-style-name="L1"/>
    <style:style style:name="P70" style:family="paragraph" style:parent-style-name="Text_20_body" style:list-style-name="L1">
      <style:paragraph-properties fo:margin-top="0in" fo:margin-bottom="0in" loext:contextual-spacing="false"/>
    </style:style>
    <style:style style:name="P71" style:family="paragraph" style:parent-style-name="Preformatted_20_Text">
      <style:paragraph-properties fo:margin-top="0in" fo:margin-bottom="0.1965in" loext:contextual-spacing="false"/>
      <style:text-properties fo:font-weight="bold" officeooo:rsid="006faf9d" officeooo:paragraph-rsid="006faf9d" style:font-weight-asian="bold" style:font-weight-complex="bold"/>
    </style:style>
    <style:style style:name="P72" style:family="paragraph" style:parent-style-name="Preformatted_20_Text">
      <style:paragraph-properties fo:margin-top="0in" fo:margin-bottom="0.1965in" loext:contextual-spacing="false"/>
      <style:text-properties fo:font-weight="bold" officeooo:rsid="00710897" officeooo:paragraph-rsid="00710897" style:font-weight-asian="bold" style:font-weight-complex="bold"/>
    </style:style>
    <style:style style:name="P73" style:family="paragraph" style:parent-style-name="Preformatted_20_Text">
      <style:paragraph-properties fo:margin-top="0in" fo:margin-bottom="0.1965in" loext:contextual-spacing="false"/>
      <style:text-properties fo:font-weight="normal" officeooo:rsid="006fe26c" officeooo:paragraph-rsid="006fe26c" style:font-weight-asian="normal" style:font-weight-complex="normal"/>
    </style:style>
    <style:style style:name="P74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6fe26c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710897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58684"/>
    </style:style>
    <style:style style:name="T5" style:family="text">
      <style:text-properties officeooo:rsid="00175037"/>
    </style:style>
    <style:style style:name="T6" style:family="text">
      <style:text-properties officeooo:rsid="00190eca"/>
    </style:style>
    <style:style style:name="T7" style:family="text">
      <style:text-properties officeooo:rsid="001a18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0eca" style:font-weight-asian="bold" style:font-weight-complex="bold"/>
    </style:style>
    <style:style style:name="T10" style:family="text">
      <style:text-properties fo:font-weight="bold" officeooo:rsid="00253660" style:font-weight-asian="bold" style:font-weight-complex="bold"/>
    </style:style>
    <style:style style:name="T11" style:family="text">
      <style:text-properties fo:font-weight="bold" officeooo:rsid="0027d743" style:font-weight-asian="bold" style:font-weight-complex="bold"/>
    </style:style>
    <style:style style:name="T12" style:family="text">
      <style:text-properties fo:font-weight="bold" officeooo:rsid="002d9f1b" style:font-weight-asian="bold" style:font-weight-complex="bold"/>
    </style:style>
    <style:style style:name="T13" style:family="text">
      <style:text-properties fo:font-weight="bold" officeooo:rsid="00400a6c" style:font-weight-asian="bold" style:font-weight-complex="bold"/>
    </style:style>
    <style:style style:name="T14" style:family="text">
      <style:text-properties fo:font-weight="bold" officeooo:rsid="0044e9c6" style:font-weight-asian="bold" style:font-weight-complex="bold"/>
    </style:style>
    <style:style style:name="T15" style:family="text">
      <style:text-properties fo:font-weight="bold" officeooo:rsid="004de98a" style:font-weight-asian="bold" style:font-weight-complex="bold"/>
    </style:style>
    <style:style style:name="T16" style:family="text">
      <style:text-properties fo:font-weight="bold" officeooo:rsid="0065ff1f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33beac"/>
    </style:style>
    <style:style style:name="T30" style:family="text">
      <style:text-properties officeooo:rsid="0036d275"/>
    </style:style>
    <style:style style:name="T31" style:family="text">
      <style:text-properties officeooo:rsid="0039732c"/>
    </style:style>
    <style:style style:name="T32" style:family="text">
      <style:text-properties officeooo:rsid="003d133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weight="normal" officeooo:rsid="00253660" style:font-weight-asian="normal" style:font-weight-complex="normal"/>
    </style:style>
    <style:style style:name="T38" style:family="text">
      <style:text-properties fo:font-weight="normal" officeooo:rsid="00108197" style:font-weight-asian="normal" style:font-weight-complex="normal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41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3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officeooo:rsid="005f1225"/>
    </style:style>
    <style:style style:name="T46" style:family="text">
      <style:text-properties officeooo:rsid="0065ff1f"/>
    </style:style>
    <style:style style:name="T47" style:family="text">
      <style:text-properties officeooo:rsid="006846f0"/>
    </style:style>
    <style:style style:name="T48" style:family="text">
      <style:text-properties style:font-name="Liberation Serif" officeooo:rsid="006846f0"/>
    </style:style>
    <style:style style:name="T49" style:family="text">
      <style:text-properties style:font-name="Liberation Serif" officeooo:rsid="002cfdeb"/>
    </style:style>
    <style:style style:name="T50" style:family="text">
      <style:text-properties officeooo:rsid="006cf16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Old stuff to be ignored</text:span><text:line-break/><text:line-break/>Tensorflow: </text:p>
      <text:p text:style-name="P1"/>
      <text:p text:style-name="P1">Activate: source /Documents/tensorflow/bin/activate</text:p>
      <text:p text:style-name="P1"/>
      <text:p text:style-name="P2">Sommar projekt</text:p>
      <text:p text:style-name="P2"/>
      <text:p text:style-name="P2">Quadcopter<text:line-break/>Tensorflow och nurala nätverk! </text:p>
      <text:p text:style-name="P2">Väder station + app</text:p>
      <text:p text:style-name="P3">Git me_rge-error mm.</text:p>
      <text:p text:style-name="P4">Högtalare.<text:line-break/><text:span text:style-name="T1">PLUGGA</text:span></text:p>
      <text:p text:style-name="P4"/>
      <text:p text:style-name="P4"/>
      <text:p text:style-name="P5">Fixie-bike: <text:span text:style-name="T2">$110</text:span></text:p>
      <text:p text:style-name="P5"/>
      <text:p text:style-name="P6"><text:span text:style-name="T3">My friend here</text:span> has served me incredibly well, and <text:span text:style-name="T3">it</text:span> breaks my heart to sell it! </text:p>
      <text:p text:style-name="P7">I’ll throw in an easter egg with a approx value of $5 as well! </text:p>
      <text:p text:style-name="P5">- good for tall people (I’m 6’3”)</text:p>
      <text:p text:style-name="P5">- rolls very easily</text:p>
      <text:p text:style-name="P5">- <text:span text:style-name="T2">both breaks works great</text:span></text:p>
      <text:p text:style-name="P5">- adjustable seat</text:p>
      <text:p text:style-name="P5">- comes with U-lock and <text:span text:style-name="T2">2 keys</text:span></text:p>
      <text:p text:style-name="P2">- <text:span text:style-name="T2">you can come an try it out</text:span></text:p>
      <text:p text:style-name="P2"/>
      <text:p text:style-name="P2"/>
      <text:p text:style-name="P2"/>
      <text:p text:style-name="P57">ROS <text:span text:style-name="T46">and Husqvarna Mower:</text:span></text:p>
      <text:p text:style-name="P39"/>
      <text:p text:style-name="P55"/>
      <text:p text:style-name="P44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4"/>
      <text:p text:style-name="P19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19"/>
      <text:p text:style-name="P59">Source:<text:line-break/></text:p>
      <text:p text:style-name="P35"><text:span text:style-name="Source_20_Text"><text:span text:style-name="T4">source /home/watch4thesky/Documents/HusqvarnaMowerProject/catkin_ws/devel/setup.bash</text:span></text:span></text:p>
      <text:p text:style-name="P35"><text:span text:style-name="Source_20_Text"/></text:p>
      <text:p text:style-name="P36"><text:span text:style-name="Source_20_Text"><text:span text:style-name="T48">Include in bashrc:</text:span></text:span></text:p>
      <text:p text:style-name="P36"><text:span text:style-name="Source_20_Text"><text:span text:style-name="T47"><text:line-break/>echo "source /home/watch4thesky/documents/HusqvarnaMowerProject/catkin_ws/devel/setup.bash" &gt;&gt; ~/.bashrc</text:span></text:span></text:p>
      <text:p text:style-name="P36"><text:span text:style-name="Source_20_Text"/></text:p>
      <text:p text:style-name="P37"><text:span text:style-name="Source_20_Text"><text:span text:style-name="T49">Use for current terminal window only:</text:span></text:span></text:p>
      <text:p text:style-name="P37"><text:soft-page-break/><text:span text:style-name="Source_20_Text"><text:span text:style-name="T5">source /home/watch4thesky/documents/HusqvarnaMowerProject/catkin_ws/devel/setup.bash</text:span></text:span></text:p>
      <text:p text:style-name="P44"/>
      <text:p text:style-name="P58">Run Gazeebo simulation:</text:p>
      <text:p text:style-name="P58"/>
      <text:p text:style-name="P8"><text:span text:style-name="Source_20_Text">roslaunch am_gazebo am_gazebo_hrp.launch gui:=true</text:span></text:p>
      <text:p text:style-name="P19"><text:span text:style-name="Source_20_Text">rosrun am_driver hrp_teleop.py<text:line-break/></text:span></text:p>
      <text:p text:style-name="P8"><text:span text:style-name="Source_20_Text"/></text:p>
      <text:p text:style-name="P9"><text:span text:style-name="Source_20_Text"><text:span text:style-name="T9">Catkin workspace:</text:span></text:span></text:p>
      <text:p text:style-name="P9"><text:a xlink:type="simple" xlink:href="https://www.youtube.com/watch?v=7QgjR6m-0KM" text:style-name="Internet_20_link" text:visited-style-name="Visited_20_Internet_20_Link"><text:span text:style-name="Source_20_Text"><text:span text:style-name="T6">https://www.youtube.com/watch?v=7QgjR6m-0KM</text:span></text:span></text:a></text:p>
      <text:p text:style-name="P9"><text:span text:style-name="Source_20_Text"/></text:p>
      <text:p text:style-name="P10"><text:span text:style-name="Source_20_Text"><text:span text:style-name="T7">mkdir catkin_ws</text:span></text:span></text:p>
      <text:p text:style-name="P10"><text:span text:style-name="Source_20_Text"><text:span text:style-name="T7">cd catkin_ws<text:line-break/>mkdir src</text:span></text:span></text:p>
      <text:p text:style-name="P10"><text:span text:style-name="Source_20_Text"><text:span text:style-name="T7">catkin_init_workspace<text:line-break/>cd..<text:line-break/>catkin_make<text:line-break/>om</text:span></text:span></text:p>
      <text:p text:style-name="P10"><text:span text:style-name="Source_20_Text"/></text:p>
      <text:p text:style-name="P10"><text:span text:style-name="Source_20_Text"/></text:p>
      <text:p text:style-name="P23"><text:span text:style-name="Source_20_Text"><text:span text:style-name="T12">MPC:</text:span></text:span></text:p>
      <text:p text:style-name="P11"><text:span text:style-name="Source_20_Text"><text:span text:style-name="T17">Okay so MPC will be run on the computer.</text:span></text:span></text:p>
      <text:p text:style-name="P23"><text:span text:style-name="Source_20_Text"><text:span text:style-name="T25">Gör I matlab - <text:s/>sen swig!</text:span></text:span></text:p>
      <text:p text:style-name="P23"><text:span text:style-name="Source_20_Text"/></text:p>
      <text:p text:style-name="P23"><text:span text:style-name="Source_20_Text"><text:span text:style-name="T12">Random:</text:span></text:span></text:p>
      <text:p text:style-name="P12"><text:span text:style-name="Source_20_Text"><text:span text:style-name="T18">On the Gantt - do individual tasks!?</text:span></text:span></text:p>
      <text:p text:style-name="P13"><text:span text:style-name="Source_20_Text"><text:span text:style-name="T19">Nvidia tx2</text:span></text:span></text:p>
      <text:p text:style-name="P14"><text:span text:style-name="Source_20_Text"><text:span text:style-name="T20">Model of robot: 400c</text:span>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10">LIDAR:roslaunch hector_slam_launch tutorial.launch</text:span></text:span></text:p>
      <text:p text:style-name="P15"><text:span text:style-name="Source_20_Text"/></text:p>
      <text:p text:style-name="P15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5"><text:span text:style-name="Source_20_Text"/></text:p>
      <text:p text:style-name="P15"><text:span text:style-name="Source_20_Text"><text:span text:style-name="T21">refers to:</text:span></text:span></text:p>
      <text:p text:style-name="P56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roslaunch rplidar_ros view_rplidar.launch</text:span></text:span></text:p>
      <text:p text:style-name="P49"><text:span text:style-name="Source_20_Text"/></text:p>
      <text:p text:style-name="P15"><text:span text:style-name="Source_20_Text"/></text:p>
      <text:p text:style-name="P27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7"><text:span text:style-name="Source_20_Text"/></text:p>
      <text:p text:style-name="P28"><text:span text:style-name="Source_20_Text"><text:span text:style-name="T32">Scan with lidar into hectorslam:</text:span></text:span></text:p>
      <text:p text:style-name="P45"><text:a xlink:type="simple" xlink:href="https://github.com/NickL77/RPLidar_Hector_SLAM" text:style-name="Internet_20_link" text:visited-style-name="Visited_20_Internet_20_Link"><text:span text:style-name="Source_20_Text"><text:span text:style-name="T32">https://github.com/NickL77/RPLidar_Hector_SLAM</text:span></text:span></text:a><text:span text:style-name="Source_20_Text"><text:span text:style-name="T32"><text:line-break/></text:span></text:span><text:span text:style-name="Source_20_Text">roslaunch rplidar_ros rplidar.launch<text:line-break/>roslaunch hector_slam_launch tutorial.launch</text:span></text:p>
      <text:p text:style-name="P28"><text:span text:style-name="Source_20_Text"/></text:p>
      <text:p text:style-name="P20"><text:soft-page-break/><text:span text:style-name="Source_20_Text"/></text:p>
      <text:p text:style-name="P22"><text:span text:style-name="Source_20_Text"/></text:p>
      <text:p text:style-name="P21"><text:span text:style-name="Source_20_Text"/></text:p>
      <text:p text:style-name="P23"><text:span text:style-name="Source_20_Text"><text:span text:style-name="T11">Start the Mower:</text:span></text:span></text:p>
      <text:p text:style-name="P23"><text:span text:style-name="Source_20_Text"><text:span text:style-name="T11"/></text:span></text:p>
      <text:p text:style-name="P68"><text:span text:style-name="Source_20_Text"><text:span text:style-name="T37">sudo gpasswd --add ${USER} dialout</text:span></text:span></text:p>
      <text:p text:style-name="Text_20_body">For the HRP, I have so far only controlled it using the usb cable. Then the main problem lies in getting the mower to start correctly, and the necessary steps are summarized below:</text:p>
      <text:list xml:id="list7724983314876039786" text:style-name="L1">
        <text:list-item>
          <text:p text:style-name="P70">Access the control panel by pressing the STOP button</text:p>
        </text:list-item>
        <text:list-item>
          <text:p text:style-name="P70">Enter the PIN securities setting and enter the pin 1111</text:p>
        </text:list-item>
        <text:list-item>
          <text:p text:style-name="P70">Press the "MENU" button once to access the menu</text:p>
        </text:list-item>
        <text:list-item>
          <text:p text:style-name="P70">Press and hold "7" and "9" simultaneously until a new item pops up in the menu in the shape of a wrench (press down twice to see it)</text:p>
        </text:list-item>
        <text:list-item>
          <text:p text:style-name="P70">Press "OK" to access the hidden menu</text:p>
        </text:list-item>
        <text:list-item>
          <text:p text:style-name="P70">Navigate to "Special Settings" and press "OK"</text:p>
        </text:list-item>
        <text:list-item>
          <text:p text:style-name="P70">Press "OK" to select "Override loop detection"</text:p>
        </text:list-item>
        <text:list-item>
          <text:p text:style-name="P70">Press "OK" to confirm this setting</text:p>
        </text:list-item>
        <text:list-item>
          <text:p text:style-name="P70">Press "BACK" multiple times until you are back to the main menu</text:p>
        </text:list-item>
        <text:list-item>
          <text:p text:style-name="P70">Press the "START" button</text:p>
        </text:list-item>
        <text:list-item>
          <text:p text:style-name="P69">Close the lid to reload the STOP button</text:p>
        </text:list-item>
      </text:list>
      <text:p text:style-name="P23"><text:span text:style-name="Source_20_Text"/></text:p>
      <text:p text:style-name="P18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7"><text:span text:style-name="Source_20_Text"><text:span text:style-name="T27">0): Add dialout thingy</text:span></text:span></text:p>
      <text:p text:style-name="P16"><text:span text:style-name="Source_20_Text"><text:span text:style-name="T26">1): Do step 1-9</text:span></text:span></text:p>
      <text:p text:style-name="P16"><text:span text:style-name="Source_20_Text"><text:span text:style-name="T26">2): connect usb</text:span></text:span></text:p>
      <text:p text:style-name="P23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</text:span></text:span><text:bookmark-start text:name="__DdeLink__747_776013018"/><text:span text:style-name="Source_20_Text"><text:span text:style-name="T26">rosrun am_driver hrp_teleop.py</text:span></text:span><text:bookmark-end text:name="__DdeLink__747_776013018"/><text:span text:style-name="Source_20_Text"><text:span text:style-name="T26"> / chmod +x controller.py<text:line-break/>+ rosrun simple_controller controller.py<text:line-break/>5): step 10-11</text:span></text:span></text:p>
      <text:p text:style-name="P23"><text:span text:style-name="Source_20_Text"><text:span text:style-name="T23"><text:line-break/><text:line-break/>Get velocities:</text:span></text:span></text:p>
      <text:p text:style-name="P23"><text:span text:style-name="Source_20_Text"><text:span text:style-name="T24">rostopic echo /cmd_vel</text:span></text:span></text:p>
      <text:p text:style-name="P23"><text:span text:style-name="Source_20_Text"/></text:p>
      <text:p text:style-name="P34"><text:span text:style-name="Source_20_Text"><text:span text:style-name="T29">Navigation stack:01</text:span></text:span></text:p>
      <text:p text:style-name="P24"><text:span text:style-name="Source_20_Text"/></text:p>
      <text:p text:style-name="P24"><text:span text:style-name="Source_20_Text"><text:span text:style-name="T29">Rviz – se what lidar is outputting?<text:line-break/>Mapping</text:span></text:span></text:p>
      <text:p text:style-name="P24"><text:span text:style-name="Source_20_Text"><text:span text:style-name="T29">Localizing</text:span></text:span></text:p>
      <text:p text:style-name="P24"><text:span text:style-name="Source_20_Text"><text:span text:style-name="T29">Navigation</text:span></text:span></text:p>
      <text:p text:style-name="P25"><text:span text:style-name="Source_20_Text"><text:span text:style-name="T30">URDFI : how your robot looks</text:span></text:span></text:p>
      <text:p text:style-name="P25"><text:span text:style-name="Source_20_Text"/></text:p>
      <text:p text:style-name="P25"><text:span text:style-name="Source_20_Text"/></text:p>
      <text:p text:style-name="P26"><text:span text:style-name="Source_20_Text"><text:span text:style-name="T31">Questions: <text:line-break/><text:line-break/></text:span></text:span><text:soft-page-break/><text:span text:style-name="Source_20_Text"><text:span text:style-name="T31">Hector Slam , ROS navigation stack?<text:line-break/>MPC stuff</text:span></text:span></text:p>
      <text:p text:style-name="P26"><text:span text:style-name="Source_20_Text"><text:span text:style-name="T31">Project plan proposal?<text:line-break/>Lidar attachment ok?</text:span></text:span></text:p>
      <text:p text:style-name="P28"><text:span text:style-name="Source_20_Text">roslaunch hector_slam_launch tutorial.launch</text:span></text:p>
      <text:p text:style-name="P29"><text:span text:style-name="Source_20_Text"><text:span text:style-name="T13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29"><text:span text:style-name="Source_20_Text"><text:span text:style-name="T35"/></text:span></text:p>
      <text:p text:style-name="P30"><text:span text:style-name="Source_20_Text"><text:span text:style-name="T35"/></text:span></text:p>
      <text:p text:style-name="P30"><text:span text:style-name="Source_20_Text"><text:span text:style-name="T35"/></text:span></text:p>
      <text:p text:style-name="P31"><text:span text:style-name="Source_20_Text"><text:span text:style-name="T14">Gmapping:</text:span></text:span></text:p>
      <text:p text:style-name="P31"><text:span text:style-name="Source_20_Text"><text:span text:style-name="T14"/></text:span></text:p>
      <text:p text:style-name="P32"><text:span text:style-name="Source_20_Text"><text:span text:style-name="T35">Read the laser and transforms from robot → create a occupancy grid map (OGM)</text:span></text:span></text:p>
      <text:p text:style-name="P31"><text:span text:style-name="Source_20_Text"><text:span text:style-name="T14"/></text:span></text:p>
      <text:p text:style-name="P31"><text:span text:style-name="Source_20_Text"><text:span text:style-name="T36">roslaunch gmapping slam_gmapping_pr2.launch</text:span></text:span></text:p>
      <text:p text:style-name="P31"><text:span text:style-name="Source_20_Text"><text:span text:style-name="T36"/></text:span></text:p>
      <text:p text:style-name="P31"><text:span text:style-name="Source_20_Text"><text:span text:style-name="T14">Rviz:</text:span></text:span><text:span text:style-name="Source_20_Text"><text:span text:style-name="T36"><text:line-break/>rosrun rviz rviz<text:line-break/>Add LaserScan then add /scan as topic</text:span></text:span></text:p>
      <text:p text:style-name="P31"><text:span text:style-name="Source_20_Text"><text:span text:style-name="T36"/></text:span></text:p>
      <text:p text:style-name="P33"><text:span text:style-name="Source_20_Text"><text:span text:style-name="T15">Map from logged data:</text:span></text:span></text:p>
      <text:p text:style-name="P33"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40">http://wiki.ros.org/cn/slam_gmapping/Tutorials/MappingFromLoggedData#record</text:span></text:span></text:a></text:p>
      <text:p text:style-name="P33"><text:span text:style-name="Source_20_Text"><text:span text:style-name="T40"/></text:span></text:p>
      <text:p text:style-name="P46"><text:span text:style-name="Source_20_Text"><text:span text:style-name="T40">step 1) use catkin_make instead of rosmake gmapping</text:span></text:span></text:p>
      <text:p text:style-name="P46"><text:span text:style-name="Source_20_Text"><text:span text:style-name="T40"/></text:span></text:p>
      <text:p text:style-name="P47"><text:span text:style-name="Source_20_Text"><text:span text:style-name="T41">when generating the data I used:</text:span></text:span></text:p>
      <text:p text:style-name="P60"><text:span text:style-name="Source_20_Text"><text:span text:style-name="T41">rosbag record -O mylaserdata /base /tf</text:span></text:span></text:p>
      <text:p text:style-name="P61"/>
      <text:p text:style-name="P60"><text:span text:style-name="Source_20_Text"><text:span text:style-name="T41">step 5) rosrun gmapping slam_gmapping scan:=scan (maybe unnecessary)</text:span></text:span></text:p>
      <text:p text:style-name="P60"><text:span text:style-name="Source_20_Text"><text:span text:style-name="T41"/></text:span></text:p>
      <text:p text:style-name="P48"><text:span text:style-name="Source_20_Text"><text:span text:style-name="T42">before step 7)</text:span></text:span></text:p>
      <text:p text:style-name="P62"><text:span text:style-name="Source_20_Text"><text:span text:style-name="T39">sudo apt-get install ros-indigo-map-server</text:span></text:span></text:p>
      <text:p text:style-name="P62"><text:span text:style-name="Source_20_Text"><text:span text:style-name="T39"/></text:span></text:p>
      <text:p text:style-name="P63"><text:span text:style-name="Source_20_Text"><text:span text:style-name="T43">Get info from bag:<text:line-break/></text:span></text:span><text:span text:style-name="Source_20_Text"><text:span text:style-name="T44">rosbag info mylaserdata2.bag</text:span></text:span></text:p>
      <text:p text:style-name="P38"/>
      <text:p text:style-name="P40"/>
      <text:p text:style-name="P40"/>
      <text:p text:style-name="P41">ROS tf tree:</text:p>
      <text:p text:style-name="P64">rosrun tf view_frames</text:p>
      <text:p text:style-name="P50">evince frames.pdf</text:p>
      <text:p text:style-name="P51"/>
      <text:p text:style-name="P51"/>
      <text:p text:style-name="P52"><text:span text:style-name="T8">View the tree:</text:span><text:line-break/></text:p>
      <text:p text:style-name="P52">runsomething</text:p>
      <text:p text:style-name="P52">rosrun tf view_frames</text:p>
      <text:p text:style-name="P52"/>
      <text:p text:style-name="P52"/>
      <text:p text:style-name="P42">View the graph <text:span text:style-name="T50">(super nice for seeing how nodes and topics relates)</text:span>: </text:p>
      <text:p text:style-name="P53"><text:soft-page-break/>rqt</text:p>
      <text:p text:style-name="P53"/>
      <text:p text:style-name="P53"/>
      <text:p text:style-name="P52"/>
      <text:p text:style-name="P52"/>
      <text:p text:style-name="P43">Google Catogorpher:</text:p>
      <text:p text:style-name="P54"/>
      <text:p text:style-name="P54">https://google-cartographer-ros.readthedocs.io/en/latest/compilation.html#system-requirements</text:p>
      <text:p text:style-name="P54"/>
      <text:p text:style-name="P65">sudo apt-get update</text:p>
      <text:p text:style-name="P66">sudo apt-get install -y python-wstool python-rosdep ninja-build</text:p>
      <text:p text:style-name="P54">wstool init ~/Documents/HusqvarnaMowerProject/catkin_ws/src</text:p>
      <text:p text:style-name="P54"/>
      <text:p text:style-name="P65">wstool merge -t src <text:a xlink:type="simple" xlink:href="https://raw.githubusercontent.com/googlecartographer/cartographer_ros/master/cartographer_ros.rosinstall" text:style-name="Internet_20_link" text:visited-style-name="Visited_20_Internet_20_Link">https://raw.githubusercontent.com/googlecartographer/cartographer_ros/master/cartographer_ros.rosinstall</text:a></text:p>
      <text:p text:style-name="P65"/>
      <text:p text:style-name="P66">wstool update -t src</text:p>
      <text:p text:style-name="P66">src/cartographer/scripts/install_proto3.sh</text:p>
      <text:p text:style-name="Preformatted_20_Text">sudo rosdep init</text:p>
      <text:p text:style-name="Preformatted_20_Text">rosdep update</text:p>
      <text:p text:style-name="P66">rosdep install --from-paths src --ignore-src --rosdistro=${ROS_DISTRO} -y <text:s/><text:span text:style-name="T45">(NO!)<text:line-break/></text:span>rosdep install --from-paths src --ignore-src -r -y <text:s/><text:span text:style-name="T45">(USED THIS)</text:span></text:p>
      <text:p text:style-name="P66"/>
      <text:p text:style-name="P71">How to run from current state of the git: </text:p>
      <text:p text:style-name="P67"><text:span text:style-name="T33">Terminal1: roslaunch nep_husq neq_husq.launch<text:line-break/>This starts the hrp am_driver node, lidar node, hector slam node.<text:line-break/><text:line-break/>Terminal2: </text:span><text:span text:style-name="Source_20_Text"><text:span text:style-name="T38">rosrun am_driver hrp_teleop.py</text:span></text:span></text:p>
      <text:p text:style-name="P73">If you want to write scripts to control thing we have some simple examples in the package “simple_controller”. Guess they have to be modified to do anything meaningful for now. But maybe just make a new one and play around.</text:p>
      <text:p text:style-name="P73"/>
      <text:p text:style-name="P72">Install navtigation</text:p>
      <text:p text:style-name="P74">git clone <text:a xlink:type="simple" xlink:href="https://github.com/ros-planning/navigation.git" text:style-name="Internet_20_link" text:visited-style-name="Visited_20_Internet_20_Link">https://github.com/ros-planning/navigation.git</text:a></text:p>
      <text:p text:style-name="P75">did not work with “catkin_make” so the below commands had to be run first before “catkin_make”.</text:p>
      <text:p text:style-name="P74">sudo apt-get install ros-kinetic-tf2-sensor-msgs<text:line-break/>sudo apt-get install ros-kinetic-move-base-ms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5-17T05:07:16.485948188</dc:date>
    <meta:editing-duration>P2DT1H3M34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5" meta:paragraph-count="116" meta:word-count="685" meta:character-count="5573" meta:non-whitespace-character-count="4999"/>
  </office:meta>
</office:document-meta>
</file>